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3pt" officeooo:paragraph-rsid="00129363" style:font-size-asian="13pt" style:font-size-complex="13pt"/>
    </style:style>
    <style:style style:name="P2" style:family="paragraph" style:parent-style-name="Text_20_body">
      <style:text-properties fo:font-size="13pt" officeooo:paragraph-rsid="0013cfd1" style:font-size-asian="13pt" style:font-size-complex="13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font-size="14pt" fo:font-style="normal" fo:font-weight="normal" officeooo:paragraph-rsid="00129363" style:font-size-asian="14pt" style:font-size-complex="14pt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font-size="13pt" fo:font-style="normal" fo:font-weight="normal" officeooo:paragraph-rsid="00129363" style:font-size-asian="13pt" style:font-size-complex="13pt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font-size="13pt" fo:font-style="normal" fo:font-weight="normal" officeooo:paragraph-rsid="0013cfd1" style:font-size-asian="13pt" style:font-size-complex="13pt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ize="13pt" fo:font-style="normal" fo:font-weight="normal" officeooo:rsid="001d6a87" officeooo:paragraph-rsid="00129363" style:font-size-asian="13pt" style:font-size-complex="13pt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ize="13pt" fo:font-style="normal" fo:font-weight="normal" officeooo:rsid="001d6a87" officeooo:paragraph-rsid="0013cfd1" style:font-size-asian="13pt" style:font-size-complex="13pt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ize="13pt" fo:font-style="normal" fo:font-weight="normal" officeooo:rsid="003efebc" officeooo:paragraph-rsid="00129363" style:font-size-asian="13pt" style:font-size-complex="13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ize="13pt" fo:font-style="normal" fo:font-weight="normal" officeooo:paragraph-rsid="00129363" style:font-size-asian="13pt" style:font-size-complex="13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ize="13pt" fo:font-style="normal" fo:font-weight="normal" officeooo:paragraph-rsid="0013cfd1" style:font-size-asian="13pt" style:font-size-complex="13p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variant="normal" fo:text-transform="none" style:font-name="Times New Roman" fo:font-size="13pt" fo:language="pt" fo:country="BR" fo:font-style="normal" fo:font-weight="normal" officeooo:rsid="001d6a87" officeooo:paragraph-rsid="00129363" style:font-size-asian="13pt" style:font-size-complex="13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variant="normal" fo:text-transform="none" fo:font-size="13pt" fo:font-style="normal" fo:font-weight="normal" officeooo:rsid="0043706b" officeooo:paragraph-rsid="00129363" style:font-size-asian="13pt" style:font-size-complex="13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variant="normal" fo:text-transform="none" fo:font-size="13pt" fo:font-style="normal" fo:font-weight="normal" officeooo:rsid="0043706b" officeooo:paragraph-rsid="0013cfd1" style:font-size-asian="13pt" style:font-size-complex="13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variant="normal" fo:text-transform="none" fo:font-size="13pt" fo:font-style="normal" fo:font-weight="normal" officeooo:rsid="005ca163" officeooo:paragraph-rsid="00129363" style:font-size-asian="13pt" style:font-size-complex="13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variant="normal" fo:text-transform="none" fo:font-size="13pt" fo:font-style="normal" fo:font-weight="normal" officeooo:rsid="005ca163" officeooo:paragraph-rsid="0013cfd1" style:font-size-asian="13pt" style:font-size-complex="13pt"/>
    </style:style>
    <style:style style:name="P16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transparent"/>
      <style:text-properties fo:font-variant="normal" fo:text-transform="none" fo:font-size="13pt" fo:font-style="normal" fo:font-weight="normal" officeooo:paragraph-rsid="00129363" style:font-size-asian="13pt" style:font-size-complex="13pt"/>
    </style:style>
    <style:style style:name="P17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transparent"/>
      <style:text-properties fo:font-variant="normal" fo:text-transform="none" fo:font-size="13pt" fo:font-style="normal" fo:font-weight="normal" officeooo:paragraph-rsid="0015eaab" style:font-size-asian="13pt" style:font-size-complex="13pt"/>
    </style:style>
    <style:style style:name="P18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transparent"/>
      <style:text-properties fo:font-variant="normal" fo:text-transform="none" fo:font-size="13pt" fo:font-style="normal" fo:font-weight="normal" officeooo:rsid="0060e152" officeooo:paragraph-rsid="00129363" fo:background-color="transparent" style:font-size-asian="13pt" style:font-size-complex="13pt"/>
    </style:style>
    <style:style style:name="P19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transparent"/>
      <style:text-properties fo:font-variant="normal" fo:text-transform="none" fo:font-size="13pt" fo:font-style="normal" fo:font-weight="normal" officeooo:rsid="0060e152" officeooo:paragraph-rsid="0013cfd1" fo:background-color="transparent" style:font-size-asian="13pt" style:font-size-complex="13pt"/>
    </style:style>
    <style:style style:name="P20" style:family="paragraph" style:parent-style-name="Text_20_body" style:master-page-name="">
      <style:paragraph-properties fo:margin-left="0cm" fo:margin-right="0cm" fo:margin-top="0cm" fo:margin-bottom="0cm" loext:contextual-spacing="false" fo:text-align="justify" style:justify-single-word="false" fo:text-indent="1.249cm" style:auto-text-indent="false" style:page-number="auto" fo:break-before="auto" fo:break-after="auto"/>
      <style:text-properties fo:font-variant="normal" fo:text-transform="none" fo:font-size="13pt" fo:font-style="normal" fo:font-weight="normal" officeooo:rsid="005ca163" officeooo:paragraph-rsid="00129363" style:font-size-asian="13pt" style:font-size-complex="13pt"/>
    </style:style>
    <style:style style:name="P21" style:family="paragraph" style:parent-style-name="Text_20_body" style:master-page-name="">
      <style:paragraph-properties fo:margin-left="0cm" fo:margin-right="0cm" fo:margin-top="0cm" fo:margin-bottom="0cm" loext:contextual-spacing="false" fo:text-align="justify" style:justify-single-word="false" fo:text-indent="1.249cm" style:auto-text-indent="false" style:page-number="auto" fo:break-before="auto" fo:break-after="auto"/>
      <style:text-properties fo:font-variant="normal" fo:text-transform="none" fo:font-size="13pt" fo:font-style="normal" fo:font-weight="normal" officeooo:rsid="005ca163" officeooo:paragraph-rsid="0013cfd1" style:font-size-asian="13pt" style:font-size-complex="13pt"/>
    </style:style>
    <style:style style:name="P22" style:family="paragraph" style:parent-style-name="Text_20_body">
      <loext:graphic-properties draw:fill="none" draw:fill-color="#ffffff"/>
      <style:paragraph-properties fo:margin-left="2.499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fo:font-variant="normal" fo:text-transform="none" fo:font-size="11pt" fo:font-style="normal" fo:font-weight="normal" officeooo:rsid="005ca163" officeooo:paragraph-rsid="00129363" style:font-size-asian="11pt" style:font-size-complex="11pt"/>
    </style:style>
    <style:style style:name="P23" style:family="paragraph" style:parent-style-name="Text_20_body">
      <loext:graphic-properties draw:fill="none" draw:fill-color="#ffffff"/>
      <style:paragraph-properties fo:margin-left="2.499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fo:font-variant="normal" fo:text-transform="none" fo:font-size="11pt" fo:font-style="normal" fo:font-weight="normal" officeooo:rsid="005ca163" officeooo:paragraph-rsid="0013cfd1" style:font-size-asian="11pt" style:font-size-complex="11pt"/>
    </style:style>
    <style:style style:name="P24" style:family="paragraph" style:parent-style-name="Heading_20_4">
      <style:paragraph-properties fo:text-align="justify" style:justify-single-word="false"/>
      <style:text-properties fo:font-variant="normal" fo:text-transform="none" fo:font-size="13pt" fo:font-style="normal" fo:font-weight="normal" officeooo:paragraph-rsid="00129363" style:font-size-asian="13pt" style:font-size-complex="13pt"/>
    </style:style>
    <style:style style:name="P25" style:family="paragraph" style:parent-style-name="Heading_20_4">
      <style:paragraph-properties fo:text-align="justify" style:justify-single-word="false"/>
      <style:text-properties fo:font-variant="normal" fo:text-transform="none" fo:font-size="13pt" fo:font-style="normal" fo:font-weight="normal" officeooo:paragraph-rsid="0013cfd1" style:font-size-asian="13pt" style:font-size-complex="13pt"/>
    </style:style>
    <style:style style:name="P26" style:family="paragraph" style:parent-style-name="Quotation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style:font-name="Times New Roman" fo:font-size="13pt" fo:language="pt" fo:country="BR" fo:font-style="normal" fo:font-weight="normal" officeooo:rsid="001da5a0" officeooo:paragraph-rsid="00129363" style:font-size-asian="13pt" style:font-size-complex="13pt"/>
    </style:style>
    <style:style style:name="P27" style:family="paragraph" style:parent-style-name="Quotation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style:font-name="Times New Roman" fo:font-size="13pt" fo:language="pt" fo:country="BR" fo:font-style="normal" fo:font-weight="normal" officeooo:rsid="001da5a0" officeooo:paragraph-rsid="0017ce8f" style:font-size-asian="13pt" style:font-size-complex="13pt"/>
    </style:style>
    <style:style style:name="P28" style:family="paragraph" style:parent-style-name="Quotation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style:font-name="Times New Roman" fo:font-size="13pt" fo:language="pt" fo:country="BR" fo:font-style="normal" fo:font-weight="normal" officeooo:rsid="001d6a87" officeooo:paragraph-rsid="00129363" style:font-size-asian="13pt" style:font-size-complex="13pt"/>
    </style:style>
    <style:style style:name="P29" style:family="paragraph" style:parent-style-name="Quotation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fo:color="#ed1c24" style:font-name="Times New Roman" fo:font-size="14pt" fo:language="pt" fo:country="BR" fo:font-style="normal" style:text-underline-style="solid" style:text-underline-width="auto" style:text-underline-color="font-color" fo:font-weight="bold" officeooo:rsid="00453cbb" officeooo:paragraph-rsid="00129363" style:font-size-asian="14pt" style:font-weight-asian="bold" style:font-size-complex="14pt" style:font-weight-complex="bold"/>
    </style:style>
    <style:style style:name="P30" style:family="paragraph" style:parent-style-name="Quotation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variant="normal" fo:text-transform="none" fo:color="#ed1c24" style:font-name="Times New Roman" fo:font-size="14pt" fo:language="pt" fo:country="BR" fo:font-style="normal" style:text-underline-style="solid" style:text-underline-width="auto" style:text-underline-color="font-color" fo:font-weight="bold" officeooo:rsid="0013cfd1" officeooo:paragraph-rsid="0013cfd1" style:font-size-asian="14pt" style:font-weight-asian="bold" style:font-size-complex="14pt" style:font-weight-complex="bold"/>
    </style:style>
    <style:style style:name="P31" style:family="paragraph" style:parent-style-name="Quotations" style:master-page-name="">
      <loext:graphic-properties draw:fill="none"/>
      <style:paragraph-properties fo:margin-left="0cm" fo:margin-right="0cm" fo:margin-top="0cm" fo:margin-bottom="0.499cm" loext:contextual-spacing="false" fo:text-align="justify" style:justify-single-word="false" fo:text-indent="0cm" style:auto-text-indent="false" style:page-number="auto" fo:background-color="transparent"/>
      <style:text-properties officeooo:paragraph-rsid="00129363"/>
    </style:style>
    <style:style style:name="P32" style:family="paragraph" style:parent-style-name="Quotations" style:master-page-name="">
      <loext:graphic-properties draw:fill="none"/>
      <style:paragraph-properties fo:margin-left="0cm" fo:margin-right="0cm" fo:margin-top="0cm" fo:margin-bottom="0.499cm" loext:contextual-spacing="false" fo:text-align="justify" style:justify-single-word="false" fo:text-indent="0cm" style:auto-text-indent="false" style:page-number="auto" fo:background-color="transparent"/>
      <style:text-properties officeooo:paragraph-rsid="0013cfd1"/>
    </style:style>
    <style:style style:name="P33" style:family="paragraph" style:parent-style-name="Quotations" style:master-page-name="">
      <loext:graphic-properties draw:fill="none"/>
      <style:paragraph-properties fo:margin-left="0.101cm" fo:margin-right="0.101cm" fo:margin-top="0cm" fo:margin-bottom="0.499cm" loext:contextual-spacing="false" fo:text-align="justify" style:justify-single-word="false" fo:text-indent="0cm" style:auto-text-indent="false" style:page-number="auto" fo:background-color="transparent"/>
      <style:text-properties fo:font-variant="normal" fo:text-transform="none" fo:font-size="13pt" fo:font-style="normal" fo:font-weight="normal" officeooo:paragraph-rsid="00129363" style:font-size-asian="13pt" style:font-size-complex="13pt"/>
    </style:style>
    <style:style style:name="P34" style:family="paragraph" style:parent-style-name="Quotations" style:master-page-name="">
      <loext:graphic-properties draw:fill="none"/>
      <style:paragraph-properties fo:margin-left="0.101cm" fo:margin-right="0.101cm" fo:margin-top="0cm" fo:margin-bottom="0.499cm" loext:contextual-spacing="false" fo:text-align="justify" style:justify-single-word="false" fo:text-indent="0cm" style:auto-text-indent="false" style:page-number="auto" fo:background-color="transparent"/>
      <style:text-properties fo:font-variant="normal" fo:text-transform="none" fo:font-size="13pt" fo:font-style="normal" fo:font-weight="normal" officeooo:paragraph-rsid="001487e8" style:font-size-asian="13pt" style:font-size-complex="13pt"/>
    </style:style>
    <style:style style:name="P35" style:family="paragraph" style:parent-style-name="Quotations">
      <loext:graphic-properties draw:fill="none" draw:fill-color="#ffffff"/>
      <style:paragraph-properties fo:margin-left="0.101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fo:font-variant="normal" fo:text-transform="none" fo:font-size="13pt" fo:font-style="normal" fo:font-weight="normal" officeooo:rsid="0069f49b" officeooo:paragraph-rsid="00129363" style:font-size-asian="13pt" style:font-size-complex="13pt"/>
    </style:style>
    <style:style style:name="P36" style:family="paragraph" style:parent-style-name="Quotations" style:master-page-name="">
      <loext:graphic-properties draw:fill="none"/>
      <style:paragraph-properties fo:margin-left="0.101cm" fo:margin-right="0cm" fo:margin-top="0cm" fo:margin-bottom="0.499cm" loext:contextual-spacing="false" fo:text-align="justify" style:justify-single-word="false" fo:text-indent="0cm" style:auto-text-indent="false" style:page-number="auto" fo:background-color="transparent"/>
      <style:text-properties fo:font-variant="normal" fo:text-transform="none" fo:font-size="13pt" fo:font-style="normal" fo:font-weight="normal" officeooo:paragraph-rsid="00129363" style:font-size-asian="13pt" style:font-size-complex="13pt"/>
    </style:style>
    <style:style style:name="P37" style:family="paragraph" style:parent-style-name="Quotations" style:master-page-name="">
      <loext:graphic-properties draw:fill="none"/>
      <style:paragraph-properties fo:margin-left="0.101cm" fo:margin-right="0cm" fo:margin-top="0cm" fo:margin-bottom="0.499cm" loext:contextual-spacing="false" fo:text-align="justify" style:justify-single-word="false" fo:text-indent="0cm" style:auto-text-indent="false" style:page-number="auto" fo:background-color="transparent"/>
      <style:text-properties fo:font-variant="normal" fo:text-transform="none" fo:font-size="13pt" fo:font-style="normal" fo:font-weight="normal" officeooo:rsid="0044f0e0" officeooo:paragraph-rsid="00129363" style:font-size-asian="13pt" style:font-size-complex="13pt"/>
    </style:style>
    <style:style style:name="P38" style:family="paragraph" style:parent-style-name="Quotations" style:master-page-name="">
      <loext:graphic-properties draw:fill="none"/>
      <style:paragraph-properties fo:margin-left="0.101cm" fo:margin-right="0cm" fo:margin-top="0cm" fo:margin-bottom="0.499cm" loext:contextual-spacing="false" fo:text-align="justify" style:justify-single-word="false" fo:text-indent="0cm" style:auto-text-indent="false" style:page-number="auto" fo:background-color="transparent"/>
      <style:text-properties fo:font-variant="normal" fo:text-transform="none" fo:font-size="13pt" fo:font-style="normal" fo:font-weight="normal" officeooo:paragraph-rsid="0017ce8f" style:font-size-asian="13pt" style:font-size-complex="13pt"/>
    </style:style>
    <style:style style:name="P39" style:family="paragraph" style:parent-style-name="Quotations">
      <loext:graphic-properties draw:fill="none"/>
      <style:paragraph-properties fo:margin-left="0.101cm" fo:margin-right="1cm" fo:margin-top="0cm" fo:margin-bottom="0.499cm" loext:contextual-spacing="false" fo:text-align="justify" style:justify-single-word="false" fo:text-indent="0cm" style:auto-text-indent="false" fo:background-color="transparent"/>
      <style:text-properties fo:font-variant="normal" fo:text-transform="none" style:font-name="Times New Roman" fo:font-size="13pt" fo:language="pt" fo:country="BR" fo:font-style="normal" fo:font-weight="normal" officeooo:rsid="001da5a0" officeooo:paragraph-rsid="00129363" style:font-size-asian="13pt" style:font-size-complex="13pt"/>
    </style:style>
    <style:style style:name="P40" style:family="paragraph" style:parent-style-name="Quotations">
      <loext:graphic-properties draw:fill="none"/>
      <style:paragraph-properties fo:margin-left="0.101cm" fo:margin-right="1cm" fo:margin-top="0cm" fo:margin-bottom="0.499cm" loext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ed1c24" style:font-name="Times New Roman" fo:font-size="13pt" fo:language="pt" fo:country="BR" fo:font-style="normal" style:text-underline-style="solid" style:text-underline-width="auto" style:text-underline-color="font-color" fo:font-weight="normal" officeooo:rsid="001da5a0" officeooo:paragraph-rsid="0013cfd1" style:font-size-asian="13pt" style:font-weight-asian="bold" style:font-size-complex="13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fo:font-size="13pt" fo:font-style="normal" fo:font-weight="normal" officeooo:paragraph-rsid="00129363" style:font-size-asian="13pt" style:font-size-complex="13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fo:font-size="13pt" fo:font-style="normal" fo:font-weight="normal" officeooo:paragraph-rsid="0013cfd1" style:font-size-asian="13pt" style:font-size-complex="13pt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fo:font-variant="normal" fo:text-transform="none" fo:font-size="12pt" fo:font-style="normal" fo:font-weight="normal" officeooo:paragraph-rsid="00129363" style:font-size-asian="12pt" style:font-size-complex="12pt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fo:font-variant="normal" fo:text-transform="none" fo:font-size="12pt" fo:font-style="normal" fo:font-weight="normal" officeooo:paragraph-rsid="0013cfd1" style:font-size-asian="12pt" style:font-size-complex="12pt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ize="13pt" fo:font-style="normal" fo:font-weight="normal" officeooo:paragraph-rsid="00129363" style:font-size-asian="13pt" style:font-size-complex="13pt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ize="13pt" fo:font-style="normal" fo:font-weight="normal" officeooo:paragraph-rsid="0013cfd1" style:font-size-asian="13pt" style:font-size-complex="13pt"/>
    </style:style>
    <style:style style:name="P47" style:family="paragraph" style:parent-style-name="Standard">
      <loext:graphic-properties draw:fill="none"/>
      <style:paragraph-properties fo:margin-left="1.199cm" fo:margin-right="0cm" fo:margin-top="0cm" fo:margin-bottom="0cm" loext:contextual-spacing="false" fo:line-height="100%" fo:text-align="justify" style:justify-single-word="false" fo:text-indent="1.199cm" style:auto-text-indent="false" fo:background-color="transparent"/>
      <style:text-properties fo:font-variant="normal" fo:text-transform="none" style:font-name="Times New Roman" fo:font-size="13pt" fo:language="pt" fo:country="BR" fo:font-style="normal" fo:font-weight="normal" officeooo:rsid="001d6a87" officeooo:paragraph-rsid="00129363" style:font-size-asian="13pt" style:font-size-complex="13pt"/>
    </style:style>
    <style:style style:name="P48" style:family="paragraph" style:parent-style-name="Standard">
      <loext:graphic-properties draw:fill="none"/>
      <style:paragraph-properties fo:margin-left="1.199cm" fo:margin-right="0cm" fo:margin-top="0cm" fo:margin-bottom="0cm" loext:contextual-spacing="false" fo:line-height="100%" fo:text-align="justify" style:justify-single-word="false" fo:text-indent="1.199cm" style:auto-text-indent="false" fo:background-color="transparent"/>
      <style:text-properties fo:font-variant="normal" fo:text-transform="none" style:font-name="Times New Roman" fo:font-size="13pt" fo:language="pt" fo:country="BR" fo:font-style="normal" fo:font-weight="normal" officeooo:rsid="001d6a87" officeooo:paragraph-rsid="0013cfd1" style:font-size-asian="13pt" style:font-size-complex="13pt"/>
    </style:style>
    <style:style style:name="T1" style:family="text">
      <style:text-properties officeooo:rsid="006c240d"/>
    </style:style>
    <style:style style:name="T2" style:family="text">
      <style:text-properties officeooo:rsid="003efebc"/>
    </style:style>
    <style:style style:name="T3" style:family="text">
      <style:text-properties officeooo:rsid="003f8564"/>
    </style:style>
    <style:style style:name="T4" style:family="text">
      <style:text-properties officeooo:rsid="0044f0e0"/>
    </style:style>
    <style:style style:name="T5" style:family="text">
      <style:text-properties style:font-name="Times New Roman" fo:language="pt" fo:country="BR"/>
    </style:style>
    <style:style style:name="T6" style:family="text">
      <style:text-properties style:font-name="Times New Roman" fo:language="pt" fo:country="BR" officeooo:rsid="001da5a0"/>
    </style:style>
    <style:style style:name="T7" style:family="text">
      <style:text-properties style:font-name="Times New Roman" fo:language="pt" fo:country="BR" officeooo:rsid="00676bf6"/>
    </style:style>
    <style:style style:name="T8" style:family="text">
      <style:text-properties style:font-name="Times New Roman" fo:language="pt" fo:country="BR" officeooo:rsid="003efebc"/>
    </style:style>
    <style:style style:name="T9" style:family="text">
      <style:text-properties style:font-name="Times New Roman" fo:language="pt" fo:country="BR" officeooo:rsid="001d6a87"/>
    </style:style>
    <style:style style:name="T10" style:family="text">
      <style:text-properties style:font-name="Times New Roman" fo:language="pt" fo:country="BR" officeooo:rsid="0044f0e0"/>
    </style:style>
    <style:style style:name="T11" style:family="text">
      <style:text-properties style:font-name="Times New Roman" fo:font-size="11pt" fo:language="pt" fo:country="BR" officeooo:rsid="001d6a87" style:font-size-asian="11pt" style:font-size-complex="11pt"/>
    </style:style>
    <style:style style:name="T12" style:family="text">
      <style:text-properties style:font-name="Times New Roman" fo:font-size="11pt" fo:language="pt" fo:country="BR" fo:font-weight="normal" officeooo:rsid="001d6a87" style:font-size-asian="11pt" style:font-size-complex="11pt"/>
    </style:style>
    <style:style style:name="T13" style:family="text">
      <style:text-properties officeooo:rsid="005d1564"/>
    </style:style>
    <style:style style:name="T14" style:family="text">
      <style:text-properties fo:font-weight="bold" officeooo:rsid="005d1564" style:font-weight-asian="bold" style:font-weight-complex="bold"/>
    </style:style>
    <style:style style:name="T15" style:family="text">
      <style:text-properties officeooo:rsid="00417f5d"/>
    </style:style>
    <style:style style:name="T16" style:family="text">
      <style:text-properties officeooo:rsid="00676bf6"/>
    </style:style>
    <style:style style:name="T17" style:family="text">
      <style:text-properties officeooo:rsid="00606329" fo:background-color="transparent" loext:char-shading-value="0"/>
    </style:style>
    <style:style style:name="T18" style:family="text">
      <style:text-properties officeooo:rsid="00676bf6" fo:background-color="transparent" loext:char-shading-value="0"/>
    </style:style>
    <style:style style:name="T19" style:family="text">
      <style:text-properties officeooo:rsid="0060e152" fo:background-color="transparent" loext:char-shading-value="0"/>
    </style:style>
    <style:style style:name="T20" style:family="text">
      <style:text-properties officeooo:rsid="006fc878" fo:background-color="transparent" loext:char-shading-value="0"/>
    </style:style>
    <style:style style:name="T21" style:family="text">
      <style:text-properties officeooo:rsid="006ae131" fo:background-color="transparent" loext:char-shading-value="0"/>
    </style:style>
    <style:style style:name="T22" style:family="text">
      <style:text-properties officeooo:rsid="00686daf" fo:background-color="transparent" loext:char-shading-value="0"/>
    </style:style>
    <style:style style:name="T23" style:family="text">
      <style:text-properties officeooo:rsid="0044f0e0" fo:background-color="transparent" loext:char-shading-value="0"/>
    </style:style>
    <style:style style:name="T24" style:family="text">
      <style:text-properties officeooo:rsid="0015eaab" fo:background-color="transparent" loext:char-shading-value="0"/>
    </style:style>
    <style:style style:name="T25" style:family="text">
      <style:text-properties officeooo:rsid="0017ce8f" fo:background-color="transparent" loext:char-shading-value="0"/>
    </style:style>
    <style:style style:name="T26" style:family="text">
      <style:text-properties officeooo:rsid="006fc878"/>
    </style:style>
    <style:style style:name="T27" style:family="text">
      <style:text-properties officeooo:rsid="0071c3fa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officeooo:rsid="0013cfd1"/>
    </style:style>
    <style:style style:name="T30" style:family="text">
      <style:text-properties officeooo:rsid="0017ce8f"/>
    </style:style>
    <style:style style:name="T31" style:family="text">
      <style:text-properties fo:color="#ed1c24" style:text-underline-style="solid" style:text-underline-width="auto" style:text-underline-color="font-color" style:font-weight-asian="bold" style:font-weight-complex="bold"/>
    </style:style>
    <style:style style:name="T32" style:family="text">
      <style:text-properties fo:color="#ed1c24" style:text-underline-style="none" style:font-weight-asian="bold" style:font-weight-complex="bold"/>
    </style:style>
    <style:style style:name="T33" style:family="text">
      <style:text-properties style:text-underline-style="none"/>
    </style:style>
    <style:style style:name="T34" style:family="text">
      <style:text-properties fo:color="#ce181e" style:text-underline-style="none" style:font-weight-asian="bold" style:font-weight-complex="bold"/>
    </style:style>
    <style:style style:name="T35" style:family="text">
      <style:text-properties fo:color="#111111" style:text-underline-style="none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UNIFICAÇÃO – PRESCRIÇÃO DE UM PROCESSO – CONTINUAÇÃO DO OUTRO</text:p>
      <text:p text:style-name="P3"/>
      <text:p text:style-name="P4">Tratam os autos de processo de execução de pena unificada de <text:span text:style-name="T1">09 (nove) anos e 2 (dois) meses</text:span> de reclusão, em regime fechado, <text:span text:style-name="T2">tendo o apenado foragido em 15/04/2007 (ev. 1.1, fl. 89, pv. 119)</text:span>. </text:p>
      <text:p text:style-name="P41">A sentença condenatória <text:span text:style-name="T2">do primeiro processo (nº 0018159-54.2003.8.20.0001)</text:span> data de <text:span text:style-name="T1">13/03/2005</text:span>, <text:span text:style-name="T3">pelo crime disposto no art. 157, §2º, I e II, do CP,</text:span> transitada em julgado para ambas as partes em <text:span text:style-name="T1">22/03/2005; enquanto que a sentença do segundo processo (nº 0020445-34.2005.8.20.0001) foi prolatada em 18/09/2006, pelo crime do art. 14, da Lei 10.826/2006 c/c art. 1º da Lei 2.252/1954, tendo transitado em julgado para ambas as partes em 17/04/2009</text:span>.</text:p>
      <text:h text:style-name="P24" text:outline-level="4">Interveio o Ministério Público opinando pela extinção da punibilidade em face da prescrição executória (ev. <text:span text:style-name="T1">11</text:span>.1).</text:h>
      <text:p text:style-name="P6"><text:span text:style-name="T4">Consta c</text:span>ertidão ao evento <text:span text:style-name="T1">8.1</text:span> esclarecendo que não existem registros de novas prisões após a data da fuga, conforme informações disponíveis no SEEU, SAJ-PG5 e BNMP 2.0, <text:span text:style-name="T1">bem como não ter sido preso em razão da ação penal nº 0106364-78.2011.8.20.0001</text:span>.</text:p>
      <text:p text:style-name="P8">Outrossim, verifico que, compulsando os autos, não foi considerada a reincidência no cadastro das ações penais, para fins de cálculos de concessão dos benefícios no SEEU.</text:p>
      <text:h text:style-name="P24" text:outline-level="4">Relatados.</text:h>
      <text:h text:style-name="P24" text:outline-level="4">Prescrição penal é a perda do poder-dever de punir do Estado pelo não exercício da pretensão punitiva ou da pretensão executória durante certo lapso de tempo, sendo a primeira, que ocorre antes de transitar em julgado a sentença, regulada pelo art. 109 do Código Penal, e a outra, que tem seu prazo em curso após o trânsito em julgado da sentença condenatória, disciplinada no art. 110 do mesmo estatuto.</text:h>
      <text:p text:style-name="P45">Saliente-se que o trânsito em julgado a se considerar deve ser para ambas as partes, consoante entendimento do STF:</text:p>
      <text:p text:style-name="P43"><text:span text:style-name="T11">RECURSO ESPECIAL. PRERROGATIVA DE FORO. PRESCRIÇÃO. INOCORRÊNCIA. TERMO INICIAL. DEMAIS TESES RECURSAIS REJEITADAS. IMEDIATA EXECUÇÃO DA PENA. I. TERMO INICIAL DA PRETENSÃO EXECUTÓRIA. 1. </text:span><text:span text:style-name="Strong_20_Emphasis"><text:span text:style-name="T12">A prescrição da pretensão executória pressupõe a inércia do titular do direito de punir. </text:span></text:span><text:span text:style-name="T11">(...). 2. </text:span><text:span text:style-name="Strong_20_Emphasis"><text:span text:style-name="T12">O entendimento defensivo de que a prescrição da pretensão executória se inicia com o trânsito em julgado para a acusação viola o direito fundamental à inafastabilidade da jurisdição que pressupõe a existência de uma tutela jurisdicional efetiva, ou melhor, uma justiça efetiva. </text:span></text:span><text:span text:style-name="T11">(...) 4. Desse modo, </text:span><text:span text:style-name="Strong_20_Emphasis"><text:span text:style-name="T12">se não houve ainda o trânsito em julgado para ambas as partes, não há falar-se em prescrição da pretensão executória. </text:span></text:span><text:span text:style-name="T11">(...) (RE 696533, Relator (a): Min. LUIZ FUX, Relator (a) p/ Acórdão Min. ROBERTO BARROSO, Primeira Turma, julgado em 06/02/2018, PROCESSO ELETRÔNICO DJe-041 DIVULG 02-03-2018 PUBLIC 05-03-2018)</text:span></text:p>
      <text:p text:style-name="P47"/>
      <text:p text:style-name="P1">Observo, contudo, que mesmo na hipótese de unificação de penas, a incidência da pretensão estatal para a execução deve ser feita isoladamente para cada crime. Nesse sentido é a jurisprudência do Superior Tribunal de Justiça:</text:p>
      <text:p text:style-name="P31"><text:span text:style-name="T28">HABEAS CORPUS. PROCESSO PENAL. FURTO E QUADRILHA. PRESCRIÇÃO DA PRETENSÃO EXECUTÓRIA. INOCORRÊNCIA. ANÁLISE QUE DEVE OCORRER PARA CADA DELITO PRATICADO ISOLADAMENTE.</text:span><text:span text:style-name="Strong_20_Emphasis"><text:span text:style-name="T28">1. A análise da pretensão da prescrição executória deve ser realizada para cada delito praticado isoladamente, inclusive, no caso de concurso de crimes</text:span></text:span><text:span text:style-name="T28">.2. O art. 109, do </text:span><text:soft-page-break/><text:span text:style-name="T28">Código Penal, em seu inciso IV, prescreve o prazo prescricional de 08 (oito) anos tanto para o delito de furto quanto para o de quadrilha, em face da pena concretizada a cada um dos delitos ser superior a 02 (dois) anos e não exceder a 04 (quatro)anos. Ocorre que, na hipótese, aplica-se o art. 110, do Código Penal, pois a sentença condenatória reconheceu a reincidência do Paciente, incidindo, assim, o acréscimo de 1/3 no referido prazo,resultando no prazo prescricional de 10 (dez) anos e 08 (oito) meses.3. Considerando-se como último marco interruptivo da prescrição o dia da interrupção da execução da pena do Paciente, conforme dicção do art. 112, inciso II, do Código Penal, não se caracteriza a extinção da punibilidade pela prescrição da pretensão executória em relação ao crime de quadrilha, uma vez que não transcorreu o lapso temporal superior a 10 (dez) anos e 08 (oito) meses desde o último marco interruptivo.4. Caso se aplique, simultaneamente, o mesmo prazo de prescrição em ambas as penas, como pretende a Defesa, o decurso de tempo necessário à extinção da punibilidade seria desproporcional ao total de pena obtido do concurso de crimes.5. Habeas corpus denegado. (STJ, HC 92069 / RO HABEAS CORPUS 2007/0236368-6 . 2010)</text:span></text:p>
      <text:p text:style-name="P20">Ademais, enquanto não decorrido o prazo prescricional da primeira pretensão executória, a segunda pena terá sua execução suspensa durante esse lapso. Nessa linha, o STJ:</text:p>
      <text:p text:style-name="P14"/>
      <text:p text:style-name="P22">CRIMINAL. RHC. PRESCRIÇÃO EXECUTÓRIA. FUGA DO CONDENADO. CÁLCULO. ARTS. 112, II, E 113 DO CP. ACRÉSCIMO DA REINCIDÊNCIA. MAIS DE UMA CONDENAÇÃO. ORDEM DE EXECUÇÃO. PRESCRIÇÃO INOCORRENTE. RECURSO DESPROVIDO. I. Na hipótese de fuga do condenado <text:span text:style-name="T13">ou de revogação da liberdade condicional, a prescrição da pretensão executória é calculada pelo resto da pena a ser cumprida, contando-se do dia em que a execução da sentença é interrompida, nos termos do art. 113 e 112, inc. II, do Código Penal. (…) </text:span><text:span text:style-name="T14">III. Tratando-se de concurso material, as condenações não são somadas, mas, ao contrário, procede-se à execução das penas graves em 1º lugar. IV. Inocorre a prescrição se ainda não consumado o lapso prescricional da pretensão executória do restante da pena reclusiva, assim como da detentiva – que será executada após o cumprimento da mais grave, ficando com a execução suspensa nesse ínterim</text:span><text:span text:style-name="T13">. V. Recurso desprovido. (RHC 9.158/SP, Rel. Ministro GILSON DIPP, QUINTA TURMA, julgado em 16/12/1999, DJ 28/02/2000, p. 94)</text:span></text:p>
      <text:p text:style-name="P33">Portanto, <text:span text:style-name="T15">relativamente à primeira condenação (processo nº 0018159-54.2003.8.20.0001), sendo o réu maior de 21 anos à época do fato, correspondente ao crime mais grave e, portanto, o cumprimento da execução deve-se dar em primeiro lugar</text:span>, a data relativa <text:span text:style-name="T15">à fuga</text:span> configura-se a data-base sobre a qua<text:span text:style-name="T15">l</text:span> deve ser analisada a prescriç<text:span text:style-name="T15">ão</text:span> executória.</text:p>
      <text:p text:style-name="P35">Desse modo, considerando a pena imposta de 06 (seis) anos e 03 (três) meses, o sentenciado cumpriu 03 (três) anos e 13 (treze) dias da reprimenda, restando-lhe cumprir 03 (três) anos, 02 (dois) meses e 17 (dezessete) dias, incidindo, assim, a pretensão executória de oito anos (Código Penal, arts. 109, IV), já transcorrida desde 14/04/2015, cujo parâmetro de cálculo é a data da fuga, qual seja, 15/04/2007 (art. 112, II, do CP).</text:p>
      <text:p text:style-name="P16"><text:span text:style-name="T16">Por conseguinte, quanto à segunda condenação (processo nº 0020445-34.2005.8.20.0001), tendo sido o seu</text:span><text:span text:style-name="T17"> cumprimento suspenso enquanto não consumado o lapso prescricional da pretensão executória </text:span><text:span text:style-name="T18">anterior</text:span><text:span text:style-name="T17">, </text:span><text:span text:style-name="T19">que se deu em </text:span><text:span text:style-name="T20">14/04/2015</text:span><text:span text:style-name="T19">, </text:span><text:span text:style-name="T17">entende-se que </text:span><text:span text:style-name="T19">esta data será </text:span><text:span text:style-name="T17">o parâmetro de cálculo. </text:span><text:span text:style-name="T19">Assim, </text:span><text:span text:style-name="T20">tendo sido imposta uma pena de 02 (dois) anos e 11 (onze) meses, </text:span><text:span text:style-name="T19">incidirá a pretensão executória de </text:span><text:span text:style-name="T21">oito</text:span><text:span text:style-name="T19"> anos (art. 109, </text:span><text:span text:style-name="T21">I</text:span><text:span text:style-name="T22">V</text:span><text:span text:style-name="T19">, do CP). </text:span><text:span text:style-name="T23">Entretanto, o referido prazo deve ser majorado em 1/3 (um terço), em virtude da reincidência do apenado, conforme disciplina o art. 110, "caput", do CP, totalizando, assim, </text:span><text:soft-page-break/><text:span text:style-name="T20">um ínterim</text:span><text:span text:style-name="T23"> 1</text:span><text:span text:style-name="T20">0 (dez) anos e 08 (oito) meses</text:span><text:span text:style-name="T23"> anos, o qual irá transcorrer-se apenas em 1</text:span><text:span text:style-name="T20">3/12/2025</text:span><text:span text:style-name="T23">.</text:span></text:p>
      <text:p text:style-name="P18"/>
      <text:p text:style-name="P9">Neste sentido, colhe-se da jurisprudência do Superior Tribunal de Justiça: </text:p>
      <text:p text:style-name="P9">"<text:span text:style-name="T26">O</text:span> reconhecimento da prescrição com relação às demais condenações não tem o condão de impedir o incremento do lapso prescricional, haja vista se tratar de prescrição da pretensão executória, qual não impede o reconhecimento da reincidência. (HC 354.429/RS, Rel. Ministro REYNALDO SOARES DA FONSECA, QUINTA TURMA, julgado em 14/06/2016, DJe 21/06/2016).</text:p>
      <text:p text:style-name="P9">De fato, "o reconhecimento da prescrição da pretensão executória impossibilita o Estado de executar a pena aplicada, sem, contudo, rescindir a sentença penal condenatória, razão pela qual seus efeitos secundários - entre eles, a reincidência - permanecem inalterados". (EDcl no AgRg no AREsp 726.325/DF, Rel. Ministro ROGERIO SCHIETTI CRUZ, SEXTA TURMA, julgado em 16/02/2016, DJe 25/02/2016).</text:p>
      <text:p text:style-name="P11">Registro, por oportuno, que "De acordo com entendimento pacificado nesta Corte Superior de Justiça, a reincidência, como causa de interrupção da prescrição da pretensão executória, é contada a partir da prática do novo delito, e não do trânsito em julgado de eventual sentença condenatória" (RHC 68.812/RJ, Rel. Ministro JORGE MUSSI, QUINTA TURMA, julgado em 05/05/2016, DJe 20/05/2016).</text:p>
      <text:p text:style-name="P12"/>
      <text:p text:style-name="P36">Isto posto, declaro prescrita a pretensão executória da pena privativa de liberdade <text:span text:style-name="T4">quanto ao processo nº 0018159-54.2003.8.20.0001</text:span>, o que faço com arrimo no art. 107, IV, 1ª parte, c/c arts. 109, <text:span text:style-name="T27">I</text:span>V, 110 e 112, <text:span text:style-name="T4">II</text:span>, todos do Código Penal.</text:p>
      <text:p text:style-name="P37">Além, <text:span text:style-name="T6">deixo de declarar a extinção da punibilidade pela prescrição executória quanto ao processo </text:span><text:span text:style-name="T7">nº 0020445-34.2005.8.20.0001</text:span><text:span text:style-name="T8">, </text:span><text:span text:style-name="T5">haja vista não ter transcorrido o prazo</text:span><text:span text:style-name="T9">.</text:span></text:p>
      <text:p text:style-name="P26">À Secretaria, para que providencie o arquivamento do processo <text:span text:style-name="T4">prescrito</text:span>; bem como para que expeça, com urgência, mandado de prisão atualizado, com a correta validade para expiração, após o que deve-se aguardar o seu cumprimento.</text:p>
      <text:p text:style-name="P39">P.R.I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soft-page-break/>RASCUNHO</text:p>
      <text:p text:style-name="P30"/>
      <text:p text:style-name="P5">Tratam os autos de processo de execução de pena unificada de <text:span text:style-name="T1">06 (seis) anos e 06 (seis) meses</text:span> de reclusão, em regime <text:span text:style-name="T29">semiaberto</text:span>, <text:span text:style-name="T2">tendo o apenado foragido em 24/01/2008 (ev. 1.1, pv. 39)</text:span>. </text:p>
      <text:p text:style-name="P42">A sentença condenatória <text:span text:style-name="T2">do processo nº 0025034-84.2006.8.15.0002 (evento 1.1)</text:span> data de <text:span text:style-name="T29">23/10/2006</text:span>, <text:span text:style-name="T29">por furto qualificado,</text:span> transitada em julgado para ambas as partes em <text:span text:style-name="T29">28/11/2006; enquanto que a sentença do processo nº 0023603-34.2004.8.20.0001 (evento 1.2) foi prolatada em 19/11/2007, por delito de furto qualificado, tendo transitado em julgado para ambas as partes em 16/04/2008</text:span>.</text:p>
      <text:h text:style-name="P25" text:outline-level="4">Interveio o Ministério Público opinando pela extinção da punibilidade em face da prescrição executória (ev. <text:span text:style-name="T1">15</text:span>.1).</text:h>
      <text:p text:style-name="P7"><text:span text:style-name="T4">Consta c</text:span>ertidão ao evento <text:span text:style-name="T1">8.1</text:span> esclarecendo que não existem registros de novas prisões após a data da fuga, conforme informações disponíveis no SEEU, SAJ-PG5 e BNMP 2.0.</text:p>
      <text:h text:style-name="P25" text:outline-level="4">Relatados.</text:h>
      <text:h text:style-name="P25" text:outline-level="4">Prescrição penal é a perda do poder-dever de punir do Estado pelo não exercício da pretensão punitiva ou da pretensão executória durante certo lapso de tempo, sendo a primeira, que ocorre antes de transitar em julgado a sentença, regulada pelo art. 109 do Código Penal, e a outra, que tem seu prazo em curso após o trânsito em julgado da sentença condenatória, disciplinada no art. 110 do mesmo estatuto.</text:h>
      <text:p text:style-name="P46">Saliente-se que o trânsito em julgado a se considerar deve ser para ambas as partes, consoante entendimento do STF:</text:p>
      <text:p text:style-name="P44"><text:span text:style-name="T11">RECURSO ESPECIAL. PRERROGATIVA DE FORO. PRESCRIÇÃO. INOCORRÊNCIA. TERMO INICIAL. DEMAIS TESES RECURSAIS REJEITADAS. IMEDIATA EXECUÇÃO DA PENA. I. TERMO INICIAL DA PRETENSÃO EXECUTÓRIA. 1. </text:span><text:span text:style-name="Strong_20_Emphasis"><text:span text:style-name="T12">A prescrição da pretensão executória pressupõe a inércia do titular do direito de punir. </text:span></text:span><text:span text:style-name="T11">(...). 2. </text:span><text:span text:style-name="Strong_20_Emphasis"><text:span text:style-name="T12">O entendimento defensivo de que a prescrição da pretensão executória se inicia com o trânsito em julgado para a acusação viola o direito fundamental à inafastabilidade da jurisdição que pressupõe a existência de uma tutela jurisdicional efetiva, ou melhor, uma justiça efetiva. </text:span></text:span><text:span text:style-name="T11">(...) 4. Desse modo, </text:span><text:span text:style-name="Strong_20_Emphasis"><text:span text:style-name="T12">se não houve ainda o trânsito em julgado para ambas as partes, não há falar-se em prescrição da pretensão executória. </text:span></text:span><text:span text:style-name="T11">(...) (RE 696533, Relator (a): Min. LUIZ FUX, Relator (a) p/ Acórdão Min. ROBERTO BARROSO, Primeira Turma, julgado em 06/02/2018, PROCESSO ELETRÔNICO DJe-041 DIVULG 02-03-2018 PUBLIC 05-03-2018)</text:span></text:p>
      <text:p text:style-name="P48"/>
      <text:p text:style-name="P2">Observo, contudo, que mesmo na hipótese de unificação de penas, a incidência da pretensão estatal para a execução deve ser feita isoladamente para cada crime. Nesse sentido é a jurisprudência do Superior Tribunal de Justiça:</text:p>
      <text:p text:style-name="P32"><text:span text:style-name="T28">HABEAS CORPUS. PROCESSO PENAL. FURTO E QUADRILHA. PRESCRIÇÃO DA PRETENSÃO EXECUTÓRIA. INOCORRÊNCIA. ANÁLISE QUE DEVE OCORRER PARA CADA DELITO PRATICADO ISOLADAMENTE.</text:span><text:span text:style-name="Strong_20_Emphasis"><text:span text:style-name="T28">1. A análise da pretensão da prescrição executória deve ser realizada para cada delito praticado isoladamente, inclusive, no caso de concurso de crimes</text:span></text:span><text:span text:style-name="T28">.2. O art. 109, do Código Penal, em seu inciso IV, prescreve o prazo prescricional de 08 (oito) anos tanto para o delito de furto quanto para o de quadrilha, em face da pena concretizada a cada um dos delitos ser superior a 02 (dois) anos e não exceder a 04 (quatro)anos. Ocorre que, na hipótese, aplica-se o art. 110, do Código Penal, pois a sentença condenatória reconheceu a reincidência do Paciente, incidindo, assim, o acréscimo de 1/3 no referido prazo,resultando no prazo prescricional de 10 (dez) anos e 08 (oito) meses.3. Considerando-se como último marco interruptivo da prescrição o dia da interrupção da execução da pena do Paciente, conforme dicção do art. 112, inciso II, do Código Penal, não se caracteriza a extinção da punibilidade pela prescrição </text:span><text:soft-page-break/><text:span text:style-name="T28">da pretensão executória em relação ao crime de quadrilha, uma vez que não transcorreu o lapso temporal superior a 10 (dez) anos e 08 (oito) meses desde o último marco interruptivo.4. Caso se aplique, simultaneamente, o mesmo prazo de prescrição em ambas as penas, como pretende a Defesa, o decurso de tempo necessário à extinção da punibilidade seria desproporcional ao total de pena obtido do concurso de crimes.5. Habeas corpus denegado. (STJ, HC 92069 / RO HABEAS CORPUS 2007/0236368-6 . 2010)</text:span></text:p>
      <text:p text:style-name="P21">Ademais, enquanto não decorrido o prazo prescricional da primeira pretensão executória, a segunda pena terá sua execução suspensa durante esse lapso. Nessa linha, o STJ:</text:p>
      <text:p text:style-name="P15"/>
      <text:p text:style-name="P23">CRIMINAL. RHC. PRESCRIÇÃO EXECUTÓRIA. FUGA DO CONDENADO. CÁLCULO. ARTS. 112, II, E 113 DO CP. ACRÉSCIMO DA REINCIDÊNCIA. MAIS DE UMA CONDENAÇÃO. ORDEM DE EXECUÇÃO. PRESCRIÇÃO INOCORRENTE. RECURSO DESPROVIDO. I. Na hipótese de fuga do condenado <text:span text:style-name="T13">ou de revogação da liberdade condicional, a prescrição da pretensão executória é calculada pelo resto da pena a ser cumprida, contando-se do dia em que a execução da sentença é interrompida, nos termos do art. 113 e 112, inc. II, do Código Penal. (…) </text:span><text:span text:style-name="T14">III. Tratando-se de concurso material, as condenações não são somadas, mas, ao contrário, procede-se à execução das penas graves em 1º lugar. IV. Inocorre a prescrição se ainda não consumado o lapso prescricional da pretensão executória do restante da pena reclusiva, assim como da detentiva – que será executada após o cumprimento da mais grave, ficando com a execução suspensa nesse ínterim</text:span><text:span text:style-name="T13">. V. Recurso desprovido. (RHC 9.158/SP, Rel. Ministro GILSON DIPP, QUINTA TURMA, julgado em 16/12/1999, DJ 28/02/2000, p. 94)</text:span></text:p>
      <text:p text:style-name="P34">Portanto, <text:span text:style-name="T15">relativamente processo nº 0025034-84.2006.8.15.0002 (evento 1.1), sendo o réu maior de 21 anos à época do fato e considerando a pena imposta de 03 (três) anos e 06 (seis) meses, o sentenciado cumpriu 01 (um) ano, 09 (nove) meses e 12 (doze) dias da reprimenda, restando-lhe cumprir 01 (um) ano, 08 (oito) meses e 18 (dezoito) dias, incidindo, assim, a pretensão executória de quatro anos (Código Penal, arts. 109, V), já transcorrida desde 23/01/2012, cujo parâmetro de cálculo é a data da fuga, qual seja, 24/01/2008 (art. 112, II, do CP).</text:span></text:p>
      <text:p text:style-name="P17"><text:span text:style-name="T16">Por conseguinte, quanto à segunda condenação (processo nº 0023603-34.2004.8.20.0001 – evento 1.2), tendo sido o seu</text:span><text:span text:style-name="T17"> cumprimento suspenso enquanto não consumado o lapso prescricional da pretensão executória </text:span><text:span text:style-name="T18">anterior</text:span><text:span text:style-name="T17">, </text:span><text:span text:style-name="T19">que se deu em </text:span><text:span text:style-name="T24">23/01/2012</text:span><text:span text:style-name="T19">, </text:span><text:span text:style-name="T17">entende-se que </text:span><text:span text:style-name="T19">esta data será </text:span><text:span text:style-name="T17">o parâmetro de cálculo. </text:span><text:span text:style-name="T19">Assim,</text:span><text:span text:style-name="T20"> imposta uma pena de 0</text:span><text:span text:style-name="T24">3</text:span><text:span text:style-name="T20"> (</text:span><text:span text:style-name="T24">trê</text:span><text:span text:style-name="T20">s) anos </text:span><text:span text:style-name="T24">e tendo sido o réu custodiado por 03 (três) dias, tem-se uma pena remanescente de 02 (dois) anos, 11 (onze) meses e 27 (vinte e sete) dias, sobre a qual</text:span><text:span text:style-name="T20"> </text:span><text:span text:style-name="T19">incidirá a pretensão executória de </text:span><text:span text:style-name="T21">oito</text:span><text:span text:style-name="T19"> anos (art. 109, </text:span><text:span text:style-name="T21">I</text:span><text:span text:style-name="T22">V</text:span><text:span text:style-name="T19">, do CP), </text:span><text:span text:style-name="T25">que será ultrapassado apenas em 22/01/2020</text:span><text:span text:style-name="T19">. </text:span></text:p>
      <text:p text:style-name="P13"/>
      <text:p text:style-name="P38">Isto posto, declaro prescrita a pretensão executória da pena privativa de liberdade <text:span text:style-name="T4">quanto ao processo nº 0025034-84.2006.8.15.0002</text:span>, o que faço com arrimo no art. 107, IV, 1ª parte, c/c arts. 109, V, e 112, <text:span text:style-name="T4">II</text:span>, todos do Código Penal;<text:span text:style-name="T4"> </text:span><text:span text:style-name="T6">deixo de declarar a extinção da punibilidade pela prescrição executória quanto ao processo </text:span><text:span text:style-name="T7">nº 0023603-34.2004.8.20.0001</text:span><text:span text:style-name="T8">, </text:span><text:span text:style-name="T10">haja vista não ter transcorrido o prazo</text:span><text:span text:style-name="T9">.</text:span></text:p>
      <text:p text:style-name="P27"><text:soft-page-break/><text:span text:style-name="T35">P.R.I.</text:span><text:span text:style-name="T32"> </text:span><text:span text:style-name="T33">À</text:span> Secretaria, para que providencie o arquivamento do processo <text:span text:style-name="T4">prescrito</text:span>; bem como para que expeça, com urgência, mandado de prisão atualizado, com a correta validade para expiração, após o que deve-se aguardar o seu cumprimento.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9:07:13.705000000</meta:creation-date>
    <dc:date>2019-11-20T10:21:19.359000000</dc:date>
    <meta:editing-duration>PT52M13S</meta:editing-duration>
    <meta:editing-cycles>4</meta:editing-cycles>
    <meta:generator>LibreOffice/6.0.3.2$Windows_X86_64 LibreOffice_project/8f48d515416608e3a835360314dac7e47fd0b821</meta:generator>
    <meta:document-statistic meta:table-count="0" meta:image-count="0" meta:object-count="0" meta:page-count="6" meta:paragraph-count="42" meta:word-count="2500" meta:character-count="16003" meta:non-whitespace-character-count="13536"/>
  </office:meta>
</office:document-meta>
</file>